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mega_5f_sena_5f_www.asloterias.com.br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ga_sena_www.asloterias.com.br" table:style-name="ta1">
        <office:forms form:automatic-focus="false" form:apply-design-mode="false"/>
        <table:table-column table:style-name="co1" table:number-columns-repeated="1022" table:default-cell-style-name="Default"/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 table:number-rows-repeated="104606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ga_5f_sena_5f_www.asloterias.com.br" style:display-name="PageStyle_mega_sena_www.asloterias.com.b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iago José - www.asloterias.com.br</meta:initial-creator>
    <meta:creation-date>2022-08-15T11:04:53</meta:creation-date>
    <dc:date>2022-08-15T08:06:11.744247362</dc:date>
    <dc:title>Todos Resultados Mega Sena - www.asloterias.com.br</dc:title>
    <dc:description>Esse documento foi gerado no site www.asloterias.com.br, visite para pegar versão mais atual.</dc:description>
    <dc:subject>Todos Resultados Mega Sena - www.asloterias.com.br</dc:subject>
    <meta:keyword>todos</meta:keyword>
    <meta:keyword>resultados</meta:keyword>
    <meta:keyword>Mega</meta:keyword>
    <meta:keyword>Sena</meta:keyword>
    <meta:keyword>excel</meta:keyword>
    <meta:keyword>até</meta:keyword>
    <meta:keyword>hoje</meta:keyword>
    <meta:keyword>asloterias.com.br</meta:keyword>
    <meta:generator>LibreOffice/6.4.7.2$Linux_X86_64 LibreOffice_project/40$Build-2</meta:generator>
    <meta:editing-duration>PT1M10S</meta:editing-duration>
    <meta:editing-cycles>1</meta:editing-cycles>
    <meta:document-statistic meta:table-count="1" meta:cell-count="15060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Todos Resultados Mega Sena - www.asloterias.com.br</meta:user-defined>
  </office:meta>
</office:document-meta>
</file>